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30000006C0253D0335661AFC2.png" manifest:media-type="image/png"/>
  <manifest:file-entry manifest:full-path="Pictures/10000201000000FE000000666E2889D2FB7E23A4.png" manifest:media-type="image/png"/>
  <manifest:file-entry manifest:full-path="Pictures/1000000000000758000004E541E3C738B75E06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fill-color="#b4c7dc" draw:textarea-horizontal-align="justify" draw:textarea-vertical-align="top" draw:auto-grow-height="false" fo:min-height="5.146cm" fo:min-width="7.4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96cm" fo:min-width="1.99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18cm" fo:min-width="2.3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1cm" fo:min-width="2.35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1cm" fo:min-width="2.992cm"/>
      <style:paragraph-properties style:writing-mode="lr-tb"/>
    </style:style>
    <style:style style:name="gr7" style:family="graphic" style:parent-style-name="standard">
      <style:graphic-properties draw:fill-color="#3faf46" draw:textarea-horizontal-align="justify" draw:textarea-vertical-align="middle" draw:auto-grow-height="false" fo:min-height="0.068cm" fo:min-width="0.293cm"/>
    </style:style>
    <style:style style:name="gr8" style:family="graphic" style:parent-style-name="standard">
      <style:graphic-properties draw:fill-color="#3faf46" draw:textarea-horizontal-align="justify" draw:textarea-vertical-align="middle" draw:auto-grow-height="false" fo:min-height="0.068cm" fo:min-width="0.294cm"/>
    </style:style>
    <style:style style:name="gr9" style:family="graphic" style:parent-style-name="standard">
      <style:graphic-properties draw:fill-color="#3faf46" draw:textarea-horizontal-align="justify" draw:textarea-vertical-align="middle" draw:auto-grow-height="false" fo:min-height="0.068cm" fo:min-width="0.334cm"/>
    </style:style>
    <style:style style:name="gr10" style:family="graphic" style:parent-style-name="Object_20_with_20_no_20_fill_20_and_20_no_20_line">
      <style:graphic-properties draw:stroke="solid" svg:stroke-width="0.035cm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068cm" fo:min-width="0.453cm"/>
    </style:style>
    <style:style style:name="gr12" style:family="graphic" style:parent-style-name="standard">
      <style:graphic-properties draw:fill-color="#3faf46" draw:textarea-horizontal-align="justify" draw:textarea-vertical-align="middle" draw:auto-grow-height="false" fo:min-height="0.068cm" fo:min-width="0.453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068cm" fo:min-width="0.453cm"/>
    </style:style>
    <style:style style:name="gr14" style:family="graphic" style:parent-style-name="standard">
      <style:graphic-properties draw:fill-color="#b4c7dc" draw:textarea-horizontal-align="justify" draw:textarea-vertical-align="top" draw:auto-grow-height="false" fo:min-height="5.147cm" fo:min-width="7.43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95cm" fo:min-width="1.99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35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02cm" fo:min-width="2.35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02cm" fo:min-width="2.993cm"/>
      <style:paragraph-properties style:writing-mode="lr-tb"/>
    </style:style>
    <style:style style:name="gr19" style:family="graphic" style:parent-style-name="standard">
      <style:graphic-properties draw:fill-color="#3faf46" draw:textarea-horizontal-align="justify" draw:textarea-vertical-align="middle" draw:auto-grow-height="false" fo:min-height="0.068cm" fo:min-width="0.333cm"/>
    </style:style>
    <style:style style:name="gr20" style:family="graphic" style:parent-style-name="standard">
      <style:graphic-properties draw:fill-color="#ff6d6d" draw:textarea-horizontal-align="justify" draw:textarea-vertical-align="middle" draw:auto-grow-height="false" fo:min-height="0.226cm" fo:min-width="3.62cm"/>
    </style:style>
    <style:style style:name="gr21" style:family="graphic" style:parent-style-name="standard">
      <style:graphic-properties draw:fill-color="#ff6d6d" draw:textarea-horizontal-align="justify" draw:textarea-vertical-align="middle" draw:auto-grow-height="false" fo:min-height="0.226cm" fo:min-width="3.482cm"/>
    </style:style>
    <style:style style:name="gr22" style:family="graphic" style:parent-style-name="standard">
      <style:graphic-properties draw:textarea-horizontal-align="justify" draw:textarea-vertical-align="middle" draw:auto-grow-height="false" fo:min-height="2.607cm" fo:min-width="6.803cm"/>
      <style:paragraph-properties style:writing-mode="lr-tb"/>
    </style:style>
    <style:style style:name="gr2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3faf46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6d6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859cm" svg:height="1.905cm" svg:x="1.316cm" svg:y="3.424cm">
            <draw:image xlink:href="Pictures/1000000000000758000004E541E3C738B75E062B.jpg" xlink:type="simple" xlink:show="embed" xlink:actuate="onLoad" draw:mime-type="image/jpeg">
              <text:p/>
            </draw:image>
          </draw:frame>
          <draw:custom-shape draw:style-name="gr2" draw:text-style-name="P2" draw:layer="layout" svg:width="7.936cm" svg:height="5.396cm" svg:x="4.492cm" svg:y="1.679cm">
            <text:p text:style-name="P1">CNN Mod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.446cm" svg:height="2.224cm" draw:transform="rotate (1.5707963267949) translate (5.126cm 6.599cm)">
            <text:p text:style-name="P1">Convo2D</text:p>
            <text:p text:style-name="P1">Pooling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2.857cm" svg:height="1.268cm" draw:transform="rotate (1.5707963267949) translate (7.985cm 5.805cm)">
            <text:p text:style-name="P1">Flatten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857cm" svg:height="0.951cm" draw:transform="rotate (1.5707963267949) translate (9.89cm 5.804cm)">
            <text:p text:style-name="P1">Dense</text:p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1" draw:layer="layout" svg:width="3.492cm" svg:height="0.951cm" svg:x="11.795cm" svg:y="3.9cm">
            <text:p text:style-name="P1">Prediction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906cm" svg:height="0.636cm" svg:x="4.175cm" svg:y="4.0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3" draw:layer="layout" svg:width="0.906cm" svg:height="0.636cm" svg:x="7.396cm" svg:y="4.0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3" draw:layer="layout" svg:width="0.907cm" svg:height="0.636cm" svg:x="9.253cm" svg:y="4.0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3" draw:layer="layout" svg:width="0.953cm" svg:height="0.636cm" svg:x="10.842cm" svg:y="4.058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0" draw:text-style-name="P1" draw:layer="layout" svg:width="6.674cm" svg:height="2.381cm" svg:x="4.486cm" svg:y="7.826cm">
          <draw:image xlink:href="Pictures/10000201000000FE000000666E2889D2FB7E23A4.png" xlink:type="simple" xlink:show="embed" xlink:actuate="onLoad" draw:mime-type="image/png">
            <text:p/>
          </draw:image>
        </draw:frame>
        <draw:frame draw:style-name="gr1" draw:text-style-name="P1" draw:layer="layout" svg:width="2.858cm" svg:height="1.905cm" svg:x="1.652cm" svg:y="16.182cm">
          <draw:image xlink:href="Pictures/1000000000000758000004E541E3C738B75E062B.jpg" xlink:type="simple" xlink:show="embed" xlink:actuate="onLoad" draw:mime-type="image/jpeg">
            <text:p/>
          </draw:image>
        </draw:frame>
        <draw:frame draw:style-name="gr10" draw:text-style-name="P1" draw:layer="layout" svg:width="3.163cm" svg:height="1.27cm" svg:x="1.347cm" svg:y="18.405cm">
          <draw:image xlink:href="Pictures/10000201000000FE000000666E2889D2FB7E23A4.png" xlink:type="simple" xlink:show="embed" xlink:actuate="onLoad" draw:mime-type="image/png">
            <text:p/>
          </draw:image>
        </draw:frame>
        <draw:custom-shape draw:style-name="gr7" draw:text-style-name="P3" draw:layer="layout" svg:width="0.906cm" svg:height="0.635cm" draw:transform="rotate (0.349065850398866) translate (4.429cm 18.5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0.906cm" svg:height="0.635cm" svg:x="4.51cm" svg:y="1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58cm" svg:height="1.905cm" svg:x="5.462cm" svg:y="16.182cm">
          <draw:image xlink:href="Pictures/1000000000000758000004E541E3C738B75E062B.jpg" xlink:type="simple" xlink:show="embed" xlink:actuate="onLoad" draw:mime-type="image/jpeg">
            <text:p/>
          </draw:image>
        </draw:frame>
        <draw:custom-shape draw:style-name="gr11" draw:text-style-name="P4" draw:layer="layout" svg:width="0.953cm" svg:height="0.318cm" svg:x="5.462cm" svg:y="18.0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53cm" svg:height="0.318cm" svg:x="6.414cm" svg:y="18.0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953cm" svg:height="0.318cm" svg:x="7.367cm" svg:y="18.0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937cm" svg:height="5.397cm" svg:x="9.51cm" svg:y="14.705cm">
          <text:p text:style-name="P1">CNN 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4.445cm" svg:height="2.223cm" draw:transform="rotate (1.5707963267949) translate (10.144cm 19.626cm)">
          <text:p text:style-name="P1">Convo2D</text:p>
          <text:p text:style-name="P1">Pooling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" draw:layer="layout" svg:width="2.857cm" svg:height="1.27cm" draw:transform="rotate (1.5707963267949) translate (13.002cm 18.832cm)">
          <text:p text:style-name="P1">Flatten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857cm" svg:height="0.952cm" draw:transform="rotate (1.5707963267949) translate (14.907cm 18.831cm)">
          <text:p text:style-name="P1">Dense</text:p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" draw:layer="layout" svg:width="3.493cm" svg:height="0.952cm" svg:x="16.812cm" svg:y="16.927cm"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906cm" svg:height="0.635cm" svg:x="9.192cm" svg:y="17.0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0.906cm" svg:height="0.635cm" svg:x="12.414cm" svg:y="17.0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0.906cm" svg:height="0.635cm" svg:x="14.272cm" svg:y="17.0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952cm" svg:height="0.635cm" svg:x="15.86cm" svg:y="17.08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6" draw:layer="layout" svg:width="4.708cm" svg:height="0.952cm" draw:transform="rotate (0.261799387799149) translate (11.16cm 8.8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6" draw:layer="layout" svg:width="4.55cm" svg:height="0.952cm" draw:transform="rotate (-0.261799387799149) translate (15.769cm 3.8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7.303cm" svg:height="2.857cm" svg:x="23.094cm" svg:y="5.274cm">
          <text:p text:style-name="P1">Regression Meta-model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06cm" svg:height="0.635cm" svg:x="22.142cm" svg:y="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0.906cm" svg:height="0.635cm" svg:x="30.515cm" svg:y="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3.493cm" svg:height="0.952cm" svg:x="31.584cm" svg:y="6.226cm"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" draw:layer="layout" svg:width="7.387cm" svg:height="1.904cm" svg:x="14.568cm" svg:y="5.75cm">
          <draw:image xlink:href="Pictures/10000201000001A30000006C0253D0335661AF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6T11:21:23.580350104</meta:creation-date>
    <dc:date>2021-01-06T12:47:59.077232559</dc:date>
    <meta:editing-duration>PT4M41S</meta:editing-duration>
    <meta:editing-cycles>2</meta:editing-cycles>
    <meta:generator>LibreOffice/7.0.3.1$Linux_X86_64 LibreOffice_project/00$Build-1</meta:generator>
    <meta:document-statistic meta:object-count="36"/>
  </office:meta>
</office:document-meta>
</file>